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0B7B3B866069DAE2AD.png" manifest:media-type="image/png"/>
  <manifest:file-entry manifest:full-path="Pictures/100002010000002600000026EED3ADAC23815C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195cm" fo:min-width="6.612cm"/>
    </style:style>
    <style:style style:name="gr2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draw:fill="none" fo:min-height="0.879cm"/>
    </style:style>
    <style:style style:name="gr8" style:family="graphic" style:parent-style-name="standard">
      <style:graphic-properties draw:stroke="none" draw:fill="none" fo:min-height="0.7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4.445cm" svg:x="8.366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7.871cm" svg:y="8.318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016cm" svg:height="1.016cm" svg:x="11.16cm" svg:y="8.366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004cm" svg:height="1.004cm" svg:x="14.97cm" svg:y="8.251cm">
          <draw:image xlink:href="Pictures/100002010000002600000026EED3ADAC23815C48.png" xlink:type="simple" xlink:show="embed" xlink:actuate="onLoad" loext:mime-type="image/png">
            <text:p/>
          </draw:image>
        </draw:frame>
        <draw:connector draw:style-name="gr4" draw:text-style-name="P4" draw:layer="layout" draw:type="line" svg:x1="8.526cm" svg:y1="7.902cm" svg:x2="11.63cm" svg:y2="7.938cm" svg:d="M8526 7902l3104 36" svg:viewBox="0 0 3105 37">
          <text:p/>
        </draw:connector>
        <draw:frame draw:style-name="gr3" draw:text-style-name="P4" draw:layer="layout" svg:width="3.096cm" svg:height="0.29cm" svg:x="12.179cm" svg:y="7.75cm">
          <draw:image xlink:href="Pictures/10000201000000750000000B7B3B866069DAE2AD.png" xlink:type="simple" xlink:show="embed" xlink:actuate="onLoad" loext:mime-type="image/png">
            <text:p/>
          </draw:image>
        </draw:frame>
        <draw:line draw:style-name="gr4" draw:text-style-name="P4" draw:layer="layout" svg:x1="11.49cm" svg:y1="9.957cm" svg:x2="8.568cm" svg:y2="9.957cm">
          <text:p/>
        </draw:line>
        <draw:frame draw:style-name="gr5" draw:text-style-name="P5" draw:layer="layout" svg:width="1.311cm" svg:height="1.089cm" svg:x="9.382cm" svg:y="6.969cm">
          <draw:text-box>
            <text:p><text:span text:style-name="T1">D</text:span></text:p>
          </draw:text-box>
        </draw:frame>
        <draw:frame draw:style-name="gr6" draw:text-style-name="P5" draw:layer="layout" svg:width="1.648cm" svg:height="1.673cm" svg:x="12.941cm" svg:y="6.924cm">
          <draw:text-box>
            <text:p><text:span text:style-name="T1">-D</text:span></text:p>
          </draw:text-box>
        </draw:frame>
        <draw:frame draw:style-name="gr7" draw:text-style-name="P6" draw:layer="layout" svg:width="1.91cm" svg:height="1.129cm" svg:x="9.126cm" svg:y="10.211cm">
          <draw:text-box>
            <text:p><text:span text:style-name="T1">-D</text:span></text:p>
          </draw:text-box>
        </draw:frame>
        <draw:frame draw:style-name="gr8" draw:text-style-name="P6" draw:layer="layout" svg:width="1.656cm" svg:height="0.962cm" svg:x="13.06cm" svg:y="10.271cm">
          <draw:text-box>
            <text:p><text:span text:style-name="T1">D</text:span></text:p>
          </draw:text-box>
        </draw:frame>
        <draw:line draw:style-name="gr4" draw:text-style-name="P4" draw:layer="layout" svg:x1="15.047cm" svg:y1="10.014cm" svg:x2="12.125cm" svg:y2="10.014cm">
          <text:p/>
        </draw:line>
        <draw:frame draw:style-name="gr6" draw:text-style-name="P5" draw:layer="layout" svg:width="1.648cm" svg:height="1.673cm" svg:x="12.941cm" svg:y="6.925cm">
          <draw:text-box>
            <text:p><text:span text:style-name="T1">-D</text:span></text:p>
          </draw:text-box>
        </draw:frame>
        <draw:frame draw:style-name="gr8" draw:text-style-name="P6" draw:layer="layout" svg:width="1.656cm" svg:height="0.962cm" svg:x="13.06cm" svg:y="10.272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3:34:30.769420294</meta:creation-date>
    <dc:date>2018-11-09T17:04:38.261129209</dc:date>
    <meta:editing-duration>PT2H28M31S</meta:editing-duration>
    <meta:editing-cycles>2</meta:editing-cycles>
    <meta:generator>LibreOffice/6.1.2.1$Linux_X86_64 LibreOffice_project/10$Build-1</meta:generator>
    <meta:document-statistic meta:object-count="14"/>
  </office:meta>
</office:document-meta>
</file>